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text-properties fo:font-size="12pt" fo:background-color="#ffffff"/>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061bfc"/>
    </style:style>
    <style:style style:name="P4" style:family="paragraph" style:parent-style-name="Text_20_body">
      <style:paragraph-properties fo:margin-top="0cm" fo:margin-bottom="0cm" loext:contextual-spacing="false"/>
      <style:text-properties fo:font-weight="bold" officeooo:rsid="00061bfc" officeooo:paragraph-rsid="00061bfc" style:font-weight-asian="bold" style:font-weight-complex="bold"/>
    </style:style>
    <style:style style:name="P5" style:family="paragraph" style:parent-style-name="Text_20_body">
      <style:paragraph-properties fo:margin-top="0cm" fo:margin-bottom="0cm" loext:contextual-spacing="false"/>
      <style:text-properties fo:font-weight="bold" officeooo:paragraph-rsid="00027647" style:font-weight-asian="bold" style:font-weight-complex="bold"/>
    </style:style>
    <style:style style:name="P6" style:family="paragraph" style:parent-style-name="Text_20_body">
      <style:paragraph-properties fo:margin-top="0cm" fo:margin-bottom="0cm" loext:contextual-spacing="false"/>
      <style:text-properties fo:font-weight="bold" officeooo:paragraph-rsid="00061bfc" style:font-weight-asian="bold" style:font-weight-complex="bold"/>
    </style:style>
    <style:style style:name="P7" style:family="paragraph" style:parent-style-name="Text_20_body">
      <style:paragraph-properties fo:margin-top="0cm" fo:margin-bottom="0cm" loext:contextual-spacing="false"/>
      <style:text-properties officeooo:paragraph-rsid="000653d6"/>
    </style:style>
    <style:style style:name="P8" style:family="paragraph" style:parent-style-name="Text_20_body" style:list-style-name="L1"/>
    <style:style style:name="P9" style:family="paragraph" style:parent-style-name="Text_20_body">
      <style:text-properties fo:font-weight="bold" officeooo:rsid="000e1739" officeooo:paragraph-rsid="000e1739" style:font-weight-asian="bold" style:font-weight-complex="bold"/>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text-properties officeooo:paragraph-rsid="00061bfc"/>
    </style:style>
    <style:style style:name="P12" style:family="paragraph" style:parent-style-name="Text_20_body" style:list-style-name="L1">
      <style:paragraph-properties fo:margin-top="0cm" fo:margin-bottom="0cm" loext:contextual-spacing="false"/>
      <style:text-properties officeooo:paragraph-rsid="00027647"/>
    </style:style>
    <style:style style:name="P13" style:family="paragraph" style:parent-style-name="Text_20_body">
      <style:paragraph-properties fo:margin-top="0cm" fo:margin-bottom="0cm" loext:contextual-spacing="false"/>
      <style:text-properties fo:font-weight="bold" officeooo:rsid="00010de9" style:font-weight-asian="bold" style:font-weight-complex="bold"/>
    </style:style>
    <style:style style:name="P14" style:family="paragraph" style:parent-style-name="Text_20_body" style:list-style-name="L1">
      <style:paragraph-properties fo:margin-top="0cm" fo:margin-bottom="0cm" loext:contextual-spacing="false"/>
      <style:text-properties fo:font-weight="bold" officeooo:rsid="0003dba4" officeooo:paragraph-rsid="00061bfc" style:font-weight-asian="bold" style:font-weight-complex="bold"/>
    </style:style>
    <style:style style:name="P15" style:family="paragraph" style:parent-style-name="Text_20_body" style:list-style-name="L1">
      <style:paragraph-properties fo:margin-top="0cm" fo:margin-bottom="0cm" loext:contextual-spacing="false"/>
      <style:text-properties fo:font-weight="bold" officeooo:rsid="0003dba4" officeooo:paragraph-rsid="0003dba4" style:font-weight-asian="bold" style:font-weight-complex="bold"/>
    </style:style>
    <style:style style:name="P16" style:family="paragraph" style:parent-style-name="Text_20_body" style:list-style-name="L1">
      <style:paragraph-properties fo:margin-top="0cm" fo:margin-bottom="0cm" loext:contextual-spacing="false"/>
      <style:text-properties fo:font-weight="bold" officeooo:rsid="00018d4b" officeooo:paragraph-rsid="00061bfc" style:font-weight-asian="bold" style:font-weight-complex="bold"/>
    </style:style>
    <style:style style:name="P17" style:family="paragraph" style:parent-style-name="Text_20_body" style:list-style-name="L1">
      <style:paragraph-properties fo:margin-top="0cm" fo:margin-bottom="0cm" loext:contextual-spacing="false"/>
      <style:text-properties fo:font-weight="bold" officeooo:rsid="00061bfc" officeooo:paragraph-rsid="00061bfc" style:font-weight-asian="bold" style:font-weight-complex="bold"/>
    </style:style>
    <style:style style:name="P18" style:family="paragraph" style:parent-style-name="Text_20_body" style:list-style-name="L1">
      <style:paragraph-properties fo:margin-top="0cm" fo:margin-bottom="0cm" loext:contextual-spacing="false"/>
      <style:text-properties fo:font-weight="bold" officeooo:rsid="000b36a2" officeooo:paragraph-rsid="000b36a2" style:font-weight-asian="bold" style:font-weight-complex="bold"/>
    </style:style>
    <style:style style:name="P19" style:family="paragraph" style:parent-style-name="Text_20_body">
      <style:paragraph-properties fo:margin-top="0cm" fo:margin-bottom="0cm" loext:contextual-spacing="false"/>
      <style:text-properties fo:font-weight="bold" officeooo:rsid="000b36a2" officeooo:paragraph-rsid="000b36a2" style:font-weight-asian="bold" style:font-weight-complex="bold"/>
    </style:style>
    <style:style style:name="P20" style:family="paragraph" style:parent-style-name="Text_20_body">
      <style:paragraph-properties fo:margin-top="0cm" fo:margin-bottom="0cm" loext:contextual-spacing="false"/>
      <style:text-properties fo:font-weight="bold" officeooo:rsid="000653d6" officeooo:paragraph-rsid="000653d6" style:font-weight-asian="bold" style:font-weight-complex="bold"/>
    </style:style>
    <style:style style:name="P21" style:family="paragraph" style:parent-style-name="Text_20_body">
      <style:paragraph-properties fo:margin-top="0cm" fo:margin-bottom="0cm" loext:contextual-spacing="false"/>
      <style:text-properties fo:font-weight="bold" officeooo:paragraph-rsid="00061bfc" style:font-weight-asian="bold" style:font-weight-complex="bold"/>
    </style:style>
    <style:style style:name="P22" style:family="paragraph" style:parent-style-name="Text_20_body">
      <style:paragraph-properties fo:margin-top="0cm" fo:margin-bottom="0cm" loext:contextual-spacing="false"/>
      <style:text-properties fo:font-weight="bold" officeooo:paragraph-rsid="0013a14f" style:font-weight-asian="bold" style:font-weight-complex="bold"/>
    </style:style>
    <style:style style:name="P23" style:family="paragraph" style:parent-style-name="Text_20_body">
      <style:paragraph-properties fo:margin-top="0cm" fo:margin-bottom="0cm" loext:contextual-spacing="false"/>
      <style:text-properties fo:font-weight="bold" officeooo:rsid="0013a14f" officeooo:paragraph-rsid="0013a14f" style:font-weight-asian="bold" style:font-weight-complex="bold"/>
    </style:style>
    <style:style style:name="P24" style:family="paragraph" style:parent-style-name="Text_20_body">
      <style:paragraph-properties fo:margin-top="0cm" fo:margin-bottom="0cm" loext:contextual-spacing="false"/>
      <style:text-properties fo:font-weight="bold" officeooo:rsid="00158417" officeooo:paragraph-rsid="00158417" style:font-weight-asian="bold" style:font-weight-complex="bold"/>
    </style:style>
    <style:style style:name="T1" style:family="text">
      <style:text-properties fo:font-weight="bold" officeooo:rsid="00010de9" style:font-weight-asian="bold" style:font-weight-complex="bold"/>
    </style:style>
    <style:style style:name="T2" style:family="text">
      <style:text-properties fo:font-weight="bold" officeooo:rsid="00061bfc" style:font-weight-asian="bold" style:font-weight-complex="bold"/>
    </style:style>
    <style:style style:name="T3" style:family="text">
      <style:text-properties officeooo:rsid="00061bfc"/>
    </style:style>
    <style:style style:name="T4" style:family="text">
      <style:text-properties officeooo:rsid="0013a14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 There can be multiple customers, who can place multiple orders on the site. Now these orders will distribute into multiple sales persons (One order will be assign to one salesperson only). So a sales person can have multiple orders of multile customers</text:p>
      <text:list xml:id="list980310397226042393" text:style-name="L1">
        <text:list-item>
          <text:p text:style-name="P10">Create Database</text:p>
        </text:list-item>
      </text:list>
      <text:p text:style-name="P2"><text:tab/><text:span text:style-name="T1">create database ttnExercise;</text:span></text:p>
      <text:p text:style-name="P13"/>
      <text:list xml:id="list144427793917115" text:continue-numbering="true" text:style-name="L1">
        <text:list-item>
          <text:p text:style-name="P11">Design Schema&amp;nbsp;</text:p>
          <text:p text:style-name="P14">use ttnExercise;</text:p>
          <text:p text:style-name="P16">Show tables;</text:p>
          <text:p text:style-name="P16"/>
        </text:list-item>
        <text:list-item>
          <text:p text:style-name="P12">Create tables&amp;nbsp;</text:p>
        </text:list-item>
      </text:list>
      <text:p text:style-name="P3"><text:s/><text:tab/><text:span text:style-name="T2">mysql&gt; create table Customer(</text:span></text:p>
      <text:p text:style-name="P3"><text:span text:style-name="T2"><text:tab/><text:tab/>custId int(11),custName varchar(30),PRIMARY <text:s/>KEY(CustId));</text:span><text:span text:style-name="T3"> <text:s text:c="2"/></text:span></text:p>
      <text:p text:style-name="P7"><text:tab/></text:p>
      <text:p text:style-name="P20"><text:tab/>mysql&gt; create table Orders(orderId int(6) PRIMARY KEY NOT NULL,orderName <text:tab/>varchar(30) NOT NULL, orderAmount int(6) NOT NULL,customerId int <text:tab/>REFERENCES Customer(custId));</text:p>
      <text:p text:style-name="P20"/>
      <text:p text:style-name="P20"><text:tab/>mysql&gt; create table SalesPerson(salesPersonId int(6) PRIMARY KEY NOT <text:tab/>NULL,salesPersonName varchar(30) NOT NULL,OID int REFERENCES <text:tab/>Orders(orderId));</text:p>
      <text:p text:style-name="P20"/>
      <text:p text:style-name="P20"><text:tab/>mysql&gt; create table Orders_SalesPerson(OID int REFERENCES <text:tab/>Orders(orderId),salesId int REFERENCES SalesPerson(salesPersonId),PRIMARY <text:tab/>KEY(OID,salesId));</text:p>
      <text:p text:style-name="P6"/>
      <text:list xml:id="list144427874463755" text:continue-numbering="true" text:style-name="L1">
        <text:list-item>
          <text:p text:style-name="P12">Insert sample data&amp;nbsp;</text:p>
          <text:p text:style-name="P17">Customer:</text:p>
          <text:p text:style-name="P17">INSERT INTO Customer VALUES(1,'Manisha');</text:p>
        </text:list-item>
      </text:list>
      <text:p text:style-name="P4"/>
      <text:p text:style-name="P4"><text:tab/>Orders:</text:p>
      <text:list xml:id="list144427102868380" text:continue-numbering="true" text:style-name="L1">
        <text:list-header>
          <text:p text:style-name="P17">INSERT INTO Orders VALUES(108,'Cycle',3000,2);</text:p>
        </text:list-header>
      </text:list>
      <text:p text:style-name="P5"/>
      <text:p text:style-name="P5"><text:tab/><text:span text:style-name="T3">SalesPerson:</text:span></text:p>
      <text:p text:style-name="P6"><text:tab/><text:span text:style-name="T3">INSERT INTO SalesPerson VALUES(10,'Karan',101);</text:span></text:p>
      <text:p text:style-name="P6"/>
      <text:p text:style-name="P6"><text:tab/><text:span text:style-name="T3">Orders_SalesPerson <text:s text:c="14"/>//Composite Table</text:span></text:p>
      <text:p text:style-name="P6"><text:tab/><text:span text:style-name="T3">INSERT INTO Orders_SalesPerson VALUES(101,10);</text:span></text:p>
      <text:p text:style-name="P6"/>
      <text:p text:style-name="P6">*******************************************************************************</text:p>
      <text:p text:style-name="P22"><text:tab/><text:span text:style-name="T4">mysql&gt; Select * from Customer;</text:span></text:p>
      <text:p text:style-name="P23">+--------+----------+</text:p>
      <text:p text:style-name="P23">| custId | custName |</text:p>
      <text:p text:style-name="P23"><text:soft-page-break/>+--------+----------+</text:p>
      <text:p text:style-name="P23">| <text:s text:c="5"/>1 | Manisha <text:s/>|</text:p>
      <text:p text:style-name="P23">| <text:s text:c="5"/>2 | Shakti <text:s text:c="2"/>|</text:p>
      <text:p text:style-name="P23">| <text:s text:c="5"/>3 | Gurleen <text:s/>|</text:p>
      <text:p text:style-name="P23">| <text:s text:c="5"/>4 | Mansi <text:s text:c="3"/>|</text:p>
      <text:p text:style-name="P23">| <text:s text:c="5"/>5 | Saurabh <text:s/>|</text:p>
      <text:p text:style-name="P23">+--------+----------+</text:p>
      <text:p text:style-name="P23">5 rows in set (0.00 sec)</text:p>
      <text:p text:style-name="P23"/>
      <text:p text:style-name="P23">mysql&gt; Select * from Orders;</text:p>
      <text:p text:style-name="P23">+---------+-----------+-------------+------------+</text:p>
      <text:p text:style-name="P23">| orderId | orderName | orderAmount | customerId |</text:p>
      <text:p text:style-name="P23">+---------+-----------+-------------+------------+</text:p>
      <text:p text:style-name="P23">| <text:s text:c="4"/>101 | Cycle <text:s text:c="4"/>| <text:s text:c="7"/>5000 | <text:s text:c="9"/>2 |</text:p>
      <text:p text:style-name="P23">| <text:s text:c="4"/>102 | Scooty <text:s text:c="3"/>| <text:s text:c="6"/>85000 | <text:s text:c="9"/>1 |</text:p>
      <text:p text:style-name="P23">| <text:s text:c="4"/>103 | Car <text:s text:c="6"/>| <text:s text:c="5"/>900000 | <text:s text:c="9"/>2 |</text:p>
      <text:p text:style-name="P23">| <text:s text:c="4"/>104 | Rickshaw <text:s/>| <text:s text:c="7"/>7700 | <text:s text:c="9"/>3 |</text:p>
      <text:p text:style-name="P23">| <text:s text:c="4"/>105 | Truck <text:s text:c="4"/>| <text:s text:c="5"/>770000 | <text:s text:c="9"/>4 |</text:p>
      <text:p text:style-name="P23">| <text:s text:c="4"/>106 | Cycle <text:s text:c="4"/>| <text:s text:c="7"/>3000 | <text:s text:c="9"/>4 |</text:p>
      <text:p text:style-name="P23">| <text:s text:c="4"/>107 | Traveller | <text:s text:c="5"/>300000 | <text:s text:c="9"/>2 |</text:p>
      <text:p text:style-name="P23">| <text:s text:c="4"/>108 | Cycle <text:s text:c="4"/>| <text:s text:c="7"/>3000 | <text:s text:c="9"/>2 |</text:p>
      <text:p text:style-name="P23">+---------+-----------+-------------+------------+</text:p>
      <text:p text:style-name="P23">8 rows in set (0.00 sec)</text:p>
      <text:p text:style-name="P23"/>
      <text:p text:style-name="P23">mysql&gt; Select * from SalesPerson;</text:p>
      <text:p text:style-name="P23">+---------------+-----------------+</text:p>
      <text:p text:style-name="P23">| salesPersonId | salesPersonName |</text:p>
      <text:p text:style-name="P23">+---------------+-----------------+</text:p>
      <text:p text:style-name="P23">| <text:s text:c="11"/>10 | Karan <text:s text:c="10"/>|</text:p>
      <text:p text:style-name="P23">| <text:s text:c="11"/>11 | Ram <text:s text:c="12"/>|</text:p>
      <text:p text:style-name="P23">| <text:s text:c="11"/>12 | Kiran <text:s text:c="10"/>|</text:p>
      <text:p text:style-name="P23">| <text:s text:c="11"/>13 | Parul <text:s text:c="10"/>|</text:p>
      <text:p text:style-name="P23">| <text:s text:c="11"/>14 | Sam <text:s text:c="12"/>|</text:p>
      <text:p text:style-name="P23">| <text:s text:c="11"/>15 | Mansi <text:s text:c="10"/>|</text:p>
      <text:p text:style-name="P23">+---------------+-----------------+</text:p>
      <text:p text:style-name="P23">6 rows in set (0.00 sec)</text:p>
      <text:p text:style-name="P23">mysql&gt; Select * from Orders_SalesPerson;</text:p>
      <text:p text:style-name="P23">+-----+---------+</text:p>
      <text:p text:style-name="P23">| OID | salesId |</text:p>
      <text:p text:style-name="P23">+-----+---------+</text:p>
      <text:p text:style-name="P23">| 101 | <text:s text:c="5"/>10 |</text:p>
      <text:p text:style-name="P23">| 102 | <text:s text:c="5"/>10 |</text:p>
      <text:p text:style-name="P23">| 103 | <text:s text:c="5"/>11 |</text:p>
      <text:p text:style-name="P23">| 104 | <text:s text:c="5"/>15 |</text:p>
      <text:p text:style-name="P23"><text:soft-page-break/>| 105 | <text:s text:c="5"/>12 |</text:p>
      <text:p text:style-name="P23">| 105 | <text:s text:c="5"/>13 |</text:p>
      <text:p text:style-name="P23">| 107 | <text:s text:c="5"/>11 |</text:p>
      <text:p text:style-name="P23">| 108 | <text:s text:c="5"/>15 |</text:p>
      <text:p text:style-name="P23">+-----+---------+</text:p>
      <text:p text:style-name="P23">8 rows in set (0.00 sec)</text:p>
      <text:p text:style-name="P24">*******************************************************************************</text:p>
      <text:list xml:id="list144425908467067" text:continue-numbering="true" text:style-name="L1">
        <text:list-item>
          <text:p text:style-name="P10">Find the sales person have multiple orders.&amp;nbsp;</text:p>
        </text:list-item>
      </text:list>
      <text:p text:style-name="P4"><text:tab/>mysql&gt; Select * from SalesPerson sp where sp.salesPersonId IN(Select salesId from <text:tab/>Orders_SalesPerson os group by os.salesId having count(os.salesId)&gt;1);</text:p>
      <text:p text:style-name="P4"/>
      <text:list xml:id="list144427561009949" text:continue-numbering="true" text:style-name="L1">
        <text:list-item>
          <text:p text:style-name="P10">Find the all sales person details along with order details</text:p>
          <text:p text:style-name="P15">Select </text:p>
          <text:p text:style-name="P15">s.salesPersonId,s.salesPersonName, </text:p>
          <text:p text:style-name="P15">os.OID,o.orderName,o.orderAmount,o.customerId</text:p>
          <text:p text:style-name="P15">from SalesPerson s JOIN Orders_SalesPerson os </text:p>
          <text:p text:style-name="P15">ON (s.salesPersonId = os.salesId) </text:p>
          <text:p text:style-name="P15">JOIN Orders o ON (os.OID = o.orderId);</text:p>
          <text:p text:style-name="P15"/>
        </text:list-item>
        <text:list-item>
          <text:p text:style-name="P10">Create index</text:p>
          <text:p text:style-name="P18">mysql&gt; Alter table Orders add index oName(orderName);</text:p>
          <text:p text:style-name="P15"/>
        </text:list-item>
        <text:list-item>
          <text:p text:style-name="P10">How to show index on a table</text:p>
        </text:list-item>
      </text:list>
      <text:p text:style-name="P19">mysql&gt; show create table Orders;</text:p>
      <text:p text:style-name="P19">+--------+--------------------------------------------------------------------------------------------------------------------------------------------------------------------------------------------------------------------------------------------------------------+</text:p>
      <text:p text:style-name="P19">| Table <text:s/>| Create Table <text:s text:c="240"/>|</text:p>
      <text:p text:style-name="P19">+--------+--------------------------------------------------------------------------------------------------------------------------------------------------------------------------------------------------------------------------------------------------------------+</text:p>
      <text:p text:style-name="P19">| Orders | CREATE TABLE `Orders` (</text:p>
      <text:p text:style-name="P19"><text:s text:c="2"/>`orderId` int(6) NOT NULL,</text:p>
      <text:p text:style-name="P19"><text:s text:c="2"/>`orderName` varchar(30) NOT NULL,</text:p>
      <text:p text:style-name="P19"><text:s text:c="2"/>`orderAmount` int(6) NOT NULL,</text:p>
      <text:p text:style-name="P19"><text:s text:c="2"/>`customerId` int(11) DEFAULT NULL,</text:p>
      <text:p text:style-name="P19"><text:s text:c="2"/>PRIMARY KEY (`orderId`),</text:p>
      <text:p text:style-name="P19"><text:s text:c="2"/>KEY `oName` (`orderName`)</text:p>
      <text:p text:style-name="P19">) ENGINE=InnoDB DEFAULT CHARSET=latin1 |</text:p>
      <text:p text:style-name="P19">+--------+----------------------------------------------------------------------------------------------------------------------<text:soft-page-break/>----------------------------------------------------------------------------------------------------------------------------------------+</text:p>
      <text:p text:style-name="P19">1 row in set (0.00 sec)</text:p>
      <text:p text:style-name="P19"/>
      <text:list xml:id="list144427978661392" text:continue-numbering="true" text:style-name="L1">
        <text:list-item>
          <text:p text:style-name="P8">Find the order number, sale person name, along with the customer to whom that order belongs to</text:p>
        </text:list-item>
      </text:list>
      <text:p text:style-name="P9"><text:tab/>mysql&gt; SELECT</text:p>
      <text:p text:style-name="P9"><text:s/><text:tab/> <text:s text:c="2"/>-&gt; os.OID AS order_Number ,s.salesPersonName ,c.custName</text:p>
      <text:p text:style-name="P9"><text:s/><text:tab/> <text:s text:c="2"/>-&gt; FROM SalesPerson s JOIN Orders_SalesPerson os </text:p>
      <text:p text:style-name="P9"><text:s/><text:tab/> <text:s text:c="2"/>-&gt; ON (s.salesPersonId = os.salesId)</text:p>
      <text:p text:style-name="P9"><text:s/><text:tab/> <text:s text:c="2"/>-&gt; JOIN Orders o ON (os.OID = o.orderId)</text:p>
      <text:p text:style-name="P9"><text:s text:c="4"/><text:tab/> <text:s text:c="2"/>-&gt; JOIN Customer c ON (o.customerId = c.custId);</text:p>
      <text:p text:style-name="P9">+--------------+-----------------+----------+</text:p>
      <text:p text:style-name="P9">| order_Number | salesPersonName | custName |</text:p>
      <text:p text:style-name="P9">+--------------+-----------------+----------+</text:p>
      <text:p text:style-name="P9">| <text:s text:c="9"/>101 | Karan <text:s text:c="10"/>| Shakti <text:s text:c="2"/>|</text:p>
      <text:p text:style-name="P9">| <text:s text:c="9"/>102 | Karan <text:s text:c="10"/>| Manisha <text:s/>|</text:p>
      <text:p text:style-name="P9">| <text:s text:c="9"/>103 | Ram <text:s text:c="12"/>| Shakti <text:s text:c="2"/>|</text:p>
      <text:p text:style-name="P9">| <text:s text:c="9"/>104 | Mansi <text:s text:c="10"/>| Gurleen <text:s/>|</text:p>
      <text:p text:style-name="P9">| <text:s text:c="9"/>105 | Kiran <text:s text:c="10"/>| Mansi <text:s text:c="3"/>|</text:p>
      <text:p text:style-name="P9">| <text:s text:c="9"/>105 | Parul <text:s text:c="10"/>| Mansi <text:s text:c="3"/>|</text:p>
      <text:p text:style-name="P9">| <text:s text:c="9"/>107 | Ram <text:s text:c="12"/>| Shakti <text:s text:c="2"/>|</text:p>
      <text:p text:style-name="P9">| <text:s text:c="9"/>108 | Mansi <text:s text:c="10"/>| Shakti <text:s text:c="2"/>|</text:p>
      <text:p text:style-name="P9">+--------------+-----------------+----------+</text:p>
      <text:p text:style-name="P9">8 rows in set (0.00 sec)</text:p>
      <text:p text:style-name="P9"/>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23:50:01.966639937</meta:creation-date>
    <dc:date>2018-09-14T13:49:12.311711048</dc:date>
    <meta:editing-duration>P1DT4H22M5S</meta:editing-duration>
    <meta:editing-cycles>12</meta:editing-cycles>
    <meta:generator>LibreOffice/5.1.4.2$Linux_X86_64 LibreOffice_project/10m0$Build-2</meta:generator>
    <meta:document-statistic meta:table-count="0" meta:image-count="0" meta:object-count="0" meta:page-count="4" meta:paragraph-count="121" meta:word-count="688" meta:character-count="5844" meta:non-whitespace-character-count="4448"/>
  </office:meta>
</office:document-meta>
</file>